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list-style-name="L1">
      <style:text-properties fo:font-style="italic" style:font-style-asian="italic" style:font-style-complex="italic"/>
    </style:style>
    <style:style style:name="P2" style:family="paragraph" style:parent-style-name="Text_20_body" style:list-style-name="L2">
      <style:text-properties fo:font-style="italic" style:font-style-asian="italic" style:font-style-complex="italic"/>
    </style:style>
    <style:style style:name="P3" style:family="paragraph" style:parent-style-name="Text_20_body" style:list-style-name="L3">
      <style:text-properties fo:font-style="italic" style:font-style-asian="italic" style:font-style-complex="italic"/>
    </style:style>
    <style:style style:name="P4" style:family="paragraph" style:parent-style-name="Text_20_body" style:list-style-name="L4">
      <style:text-properties fo:font-style="italic" style:font-style-asian="italic" style:font-style-complex="italic"/>
    </style:style>
    <style:style style:name="P5" style:family="paragraph" style:parent-style-name="Text_20_body" style:list-style-name="L4">
      <style:text-properties fo:font-style="italic" officeooo:rsid="000ee0be" officeooo:paragraph-rsid="000ee0be" style:font-style-asian="italic" style:font-style-complex="italic"/>
    </style:style>
    <style:style style:name="P6" style:family="paragraph" style:parent-style-name="Text_20_body">
      <style:text-properties officeooo:rsid="000b2352" officeooo:paragraph-rsid="000b2352"/>
    </style:style>
    <style:style style:name="P7" style:family="paragraph" style:parent-style-name="Text_20_body">
      <style:text-properties fo:font-style="normal" officeooo:rsid="000b2352" officeooo:paragraph-rsid="000b2352" style:font-style-asian="normal" style:font-style-complex="normal"/>
    </style:style>
    <style:style style:name="P8" style:family="paragraph" style:parent-style-name="Text_20_body" style:list-style-name="L2">
      <style:text-properties fo:font-style="normal" officeooo:rsid="000c6638" officeooo:paragraph-rsid="000c6638" style:font-style-asian="normal" style:font-style-complex="normal"/>
    </style:style>
    <style:style style:name="P9" style:family="paragraph" style:parent-style-name="Text_20_body" style:list-style-name="L2">
      <style:text-properties fo:font-style="normal" officeooo:rsid="000cfbe5" officeooo:paragraph-rsid="000cfbe5" style:font-style-asian="normal" style:font-style-complex="normal"/>
    </style:style>
    <style:style style:name="P10" style:family="paragraph" style:parent-style-name="Text_20_body" style:list-style-name="L2">
      <style:text-properties fo:font-style="normal" officeooo:rsid="000effe1" officeooo:paragraph-rsid="000effe1" style:font-style-asian="normal" style:font-style-complex="normal"/>
    </style:style>
    <style:style style:name="P11" style:family="paragraph" style:parent-style-name="Text_20_body" style:list-style-name="L1">
      <style:paragraph-properties fo:margin-top="0in" fo:margin-bottom="0in" loext:contextual-spacing="false"/>
      <style:text-properties fo:font-style="italic" style:font-style-asian="italic" style:font-style-complex="italic"/>
    </style:style>
    <style:style style:name="P12" style:family="paragraph" style:parent-style-name="Text_20_body" style:list-style-name="L2">
      <style:paragraph-properties fo:margin-top="0in" fo:margin-bottom="0in" loext:contextual-spacing="false"/>
      <style:text-properties fo:font-style="italic" style:font-style-asian="italic" style:font-style-complex="italic"/>
    </style:style>
    <style:style style:name="P13" style:family="paragraph" style:parent-style-name="Text_20_body" style:list-style-name="L3">
      <style:paragraph-properties fo:margin-top="0in" fo:margin-bottom="0in" loext:contextual-spacing="false"/>
      <style:text-properties fo:font-style="italic" style:font-style-asian="italic" style:font-style-complex="italic"/>
    </style:style>
    <style:style style:name="P14" style:family="paragraph" style:parent-style-name="Text_20_body" style:list-style-name="L4">
      <style:paragraph-properties fo:margin-top="0in" fo:margin-bottom="0in" loext:contextual-spacing="false"/>
      <style:text-properties fo:font-style="italic" style:font-style-asian="italic" style:font-style-complex="italic"/>
    </style:style>
    <style:style style:name="T1" style:family="text">
      <style:text-properties officeooo:rsid="000c6638"/>
    </style:style>
    <style:style style:name="T2" style:family="text">
      <style:text-properties officeooo:rsid="000cfbe5"/>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1. Introduction</text:h>
      <text:list xml:id="list391908220499838649" text:style-name="L1">
        <text:list-item>
          <text:p text:style-name="P11">A brief introduction to your website idea. State the goals of the project.</text:p>
        </text:list-item>
        <text:list-item>
          <text:p text:style-name="P1">The values / benefits (tangible and intangible) this application can bring to a company/organization/end-user.</text:p>
        </text:list-item>
      </text:list>
      <text:p text:style-name="P7">My idea is to have a website that focuses on providing meditation resources for people experiencing depression and anxiety. It may contain both original content and references to other resources. I believe that, while meditation and related practices are widely known to be valuable for treating depression, both the broad range of techniques and the subtlety involved in their application can make it very difficult to know what to do or where to start. <text:span text:style-name="T1">On top of this, depression reduces the sense of hope and motivation necessary to navigate this complex space. This website would serve to collect all the relevant resources in one place, and organize them such as to meet and lead a seeker wherever they may be on the path.</text:span></text:p>
      <text:h text:style-name="Heading_20_2" text:outline-level="2">2. Expected List of Features</text:h>
      <text:list xml:id="list8468289257598687855" text:style-name="L2">
        <text:list-item>
          <text:p text:style-name="P12">A brief list of features that you expect your website to support.</text:p>
        </text:list-item>
        <text:list-item>
          <text:p text:style-name="P2">Brief justifications for including these features.</text:p>
        </text:list-item>
        <text:list-item>
          <text:p text:style-name="P8">Reminders/notifications to stick with a practice</text:p>
        </text:list-item>
        <text:list-item>
          <text:p text:style-name="P8">Exploration of the hindrances, <text:span text:style-name="T2">things that can go wrong and why</text:span></text:p>
        </text:list-item>
        <text:list-item>
          <text:p text:style-name="P8">Form to ask questions</text:p>
        </text:list-item>
        <text:list-item>
          <text:p text:style-name="P9">Forum to discuss progress with others</text:p>
        </text:list-item>
        <text:list-item>
          <text:p text:style-name="P10">Links to teachers with their areas, to help people find them</text:p>
          <text:p text:style-name="P9"/>
        </text:list-item>
      </text:list>
      <text:h text:style-name="Heading_20_2" text:outline-level="2">3. Market Survey</text:h>
      <text:list xml:id="list5615439766835933947" text:style-name="L3">
        <text:list-item>
          <text:p text:style-name="P13">Do a survey of the Web to find about five web sites that might have similar ideas as yours.</text:p>
        </text:list-item>
        <text:list-item>
          <text:p text:style-name="P3">Briefly compare the features of these applications with your application idea.</text:p>
        </text:list-item>
      </text:list>
      <text:h text:style-name="Heading_20_2" text:outline-level="2">4. References</text:h>
      <text:list xml:id="list1347408642650104823" text:style-name="L4">
        <text:list-item>
          <text:p text:style-name="P14">Give references to any material / websites / books etc. relevant to your application idea</text:p>
        </text:list-item>
        <text:list-item>
          <text:p text:style-name="P4">Give the links to the websites relevant to your idea, that you listed in the section above.</text:p>
        </text:list-item>
        <text:list-item>
          <text:p text:style-name="P5"><text:a xlink:type="simple" xlink:href="https://www.wildmind.org/applied/depression" text:style-name="Internet_20_link" text:visited-style-name="Visited_20_Internet_20_Link">https://www.wildmind.org/applied/depression</text:a></text:p>
        </text:list-item>
        <text:list-item>
          <text:p text:style-name="P5"/>
        </text:list-item>
      </text:list>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SimSun" style:font-family-asia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20T22:24:24.814000000</meta:creation-date>
    <dc:date>2018-09-28T20:33:19.850000000</dc:date>
    <meta:editing-duration>PT21H11M31S</meta:editing-duration>
    <meta:editing-cycles>2</meta:editing-cycles>
    <meta:generator>LibreOffice/5.2.5.1$Windows_x86 LibreOffice_project/0312e1a284a7d50ca85a365c316c7abbf20a4d22</meta:generator>
    <meta:document-statistic meta:table-count="0" meta:image-count="0" meta:object-count="0" meta:page-count="1" meta:paragraph-count="21" meta:word-count="297" meta:character-count="1735" meta:non-whitespace-character-count="1473"/>
  </office:meta>
</office:document-meta>
</file>